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3399" draw:fill-color="#dddddd" draw:textarea-horizontal-align="justify" draw:textarea-vertical-align="middle" draw:auto-grow-height="false" fo:min-height="5.592cm" fo:min-width="3.945cm"/>
    </style:style>
    <style:style style:name="gr2" style:family="graphic" style:parent-style-name="standard">
      <style:graphic-properties svg:stroke-color="#9966cc" draw:fill-color="#dddddd" draw:textarea-horizontal-align="justify" draw:textarea-vertical-align="middle" draw:auto-grow-height="false" fo:min-height="0.739cm" fo:min-width="1.656cm"/>
    </style:style>
    <style:style style:name="gr3" style:family="graphic" style:parent-style-name="standard">
      <style:graphic-properties svg:stroke-color="#663399" draw:fill-color="#dddddd" draw:textarea-horizontal-align="justify" draw:textarea-vertical-align="middle" draw:auto-grow-height="false" fo:min-height="18.165cm" fo:min-width="10.93cm"/>
    </style:style>
    <style:style style:name="gr4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639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45cm" svg:height="5.842cm" svg:x="1.762cm" svg:y="2.397cm">
          <text:p text:style-name="P1">Flash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048cm" svg:height="1.397cm" svg:x="2.524cm" svg:y="6.334cm">
          <text:p text:style-name="P1">loa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1.43cm" svg:height="18.415cm" svg:x="7.858cm" svg:y="9.89cm">
          <text:p text:style-name="P1">Me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5.842cm" svg:x="11.287cm" svg:y="2.397cm">
          <text:p text:style-name="P1">ID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048cm" svg:height="1.397cm" svg:x="11.922cm" svg:y="6.334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45cm" svg:height="5.842cm" svg:x="1.762cm" svg:y="17.002cm">
          <text:p text:style-name="P1">ALU CMP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3.048cm" svg:height="1.397cm" svg:x="2.525cm" svg:y="20.934cm">
          <text:p text:style-name="P1">E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3.048cm" svg:height="1.397cm" svg:x="9.001cm" svg:y="11.414cm">
          <text:p text:style-name="P1">IF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3.048cm" svg:height="1.397cm" svg:x="15.097cm" svg:y="11.414cm">
          <text:p text:style-name="P1">IF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3.048cm" svg:height="1.397cm" svg:x="8.493cm" svg:y="20.304cm">
          <text:p text:style-name="P1">Mem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12.049cm" svg:y1="12.113cm" svg:x2="15.097cm" svg:y2="12.113cm" draw:start-shape="id1" draw:start-glue-point="10" draw:end-shape="id2" draw:end-glue-point="6" svg:d="M12049 12113h3048" svg:viewBox="0 0 3049 1">
          <text:p/>
        </draw:connector>
        <draw:connector draw:style-name="gr4" draw:text-style-name="P3" draw:layer="layout" svg:x1="16.621cm" svg:y1="11.414cm" svg:x2="14.97cm" svg:y2="7.033cm" draw:start-shape="id2" draw:start-glue-point="4" draw:end-shape="id3" draw:end-glue-point="10" svg:d="M16621 11414v-4381h-1651" svg:viewBox="0 0 1652 4382">
          <text:p/>
        </draw:connector>
        <draw:connector draw:style-name="gr4" draw:text-style-name="P3" draw:layer="layout" draw:line-skew="-4.197cm -0.77cm" svg:x1="13.446cm" svg:y1="6.334cm" svg:x2="2.525cm" svg:y2="21.633cm" draw:start-shape="id3" draw:start-glue-point="4" draw:end-shape="id4" draw:end-glue-point="6" svg:d="M13446 6334v-4699h-12192v19998h1271" svg:viewBox="0 0 12193 19999">
          <text:p/>
        </draw:connector>
        <draw:connector draw:style-name="gr5" draw:text-style-name="P3" draw:layer="layout" svg:x1="5.572cm" svg:y1="7.033cm" svg:x2="10.525cm" svg:y2="11.414cm" draw:start-shape="id5" draw:start-glue-point="10" draw:end-shape="id1" draw:end-glue-point="4" svg:d="M5572 7033h4953v4381" svg:viewBox="0 0 4954 4382">
          <text:p/>
        </draw:connector>
        <draw:connector draw:style-name="gr6" draw:text-style-name="P3" draw:layer="layout" svg:x1="4.049cm" svg:y1="20.934cm" svg:x2="9.001cm" svg:y2="12.113cm" draw:start-shape="id4" draw:start-glue-point="4" draw:end-shape="id1" draw:end-glue-point="6" svg:d="M4049 20934v-8821h4952" svg:viewBox="0 0 4953 8822">
          <text:p/>
        </draw:connector>
        <draw:connector draw:style-name="gr5" draw:text-style-name="P3" draw:layer="layout" draw:line-skew="-3.308cm" svg:x1="5.127cm" svg:y1="21.138cm" svg:x2="10.017cm" svg:y2="20.304cm" draw:start-shape="id4" draw:start-glue-point="11" draw:end-shape="id6" svg:d="M5127 21138v-4644h4890v3810" svg:viewBox="0 0 4891 4645">
          <text:p/>
        </draw:connector>
        <draw:custom-shape draw:style-name="gr2" draw:text-style-name="P2" xml:id="id7" draw:id="id7" draw:layer="layout" svg:width="3.048cm" svg:height="1.397cm" svg:x="14.894cm" svg:y="20.304cm">
          <text:p text:style-name="P1">Mem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3.048cm" svg:height="1.397cm" svg:x="14.895cm" svg:y="24.404cm">
          <text:p text:style-name="P1">Mem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3.048cm" svg:height="1.397cm" svg:x="8.696cm" svg:y="24.404cm">
          <text:p text:style-name="P1">Mem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svg:x1="11.541cm" svg:y1="21.003cm" svg:x2="14.894cm" svg:y2="21.003cm" draw:start-shape="id6" draw:start-glue-point="10" draw:end-shape="id7" draw:end-glue-point="6" svg:d="M11541 21003h3353" svg:viewBox="0 0 3354 1">
          <text:p/>
        </draw:connector>
        <draw:connector draw:style-name="gr5" draw:text-style-name="P3" draw:layer="layout" svg:x1="16.418cm" svg:y1="21.701cm" svg:x2="16.419cm" svg:y2="24.404cm" draw:start-shape="id7" draw:start-glue-point="8" draw:end-shape="id8" draw:end-glue-point="4" svg:d="M16418 21701v1351h1v1352" svg:viewBox="0 0 2 2704">
          <text:p/>
        </draw:connector>
        <draw:connector draw:style-name="gr5" draw:text-style-name="P3" draw:layer="layout" svg:x1="14.895cm" svg:y1="25.103cm" svg:x2="11.744cm" svg:y2="25.103cm" draw:start-shape="id8" draw:start-glue-point="6" draw:end-shape="id9" draw:end-glue-point="10" svg:d="M14895 25103h-3151" svg:viewBox="0 0 3152 1">
          <text:p/>
        </draw:connector>
        <draw:connector draw:style-name="gr7" draw:text-style-name="P3" draw:layer="layout" svg:x1="8.696cm" svg:y1="25.103cm" svg:x2="10.525cm" svg:y2="12.811cm" draw:start-shape="id9" draw:start-glue-point="6" draw:end-shape="id1" draw:end-glue-point="8" svg:d="M8696 25103h-501v-6496h2330v-5796" svg:viewBox="0 0 2331 12293">
          <text:p/>
        </draw:connector>
        <draw:frame draw:style-name="gr8" draw:text-style-name="P4" draw:layer="layout" svg:width="2.159cm" svg:height="0.962cm" svg:x="16.621cm" svg:y="8.112cm">
          <draw:text-box>
            <text:p>ins</text:p>
          </draw:text-box>
        </draw:frame>
        <draw:frame draw:style-name="gr9" draw:text-style-name="P4" draw:layer="layout" svg:width="2.54cm" svg:height="1.673cm" svg:x="7.985cm" svg:y="1.613cm">
          <draw:text-box>
            <text:p>signal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5T02:53:09.111143886</meta:creation-date>
    <dc:date>2016-07-25T03:09:36.157573607</dc:date>
    <meta:editing-duration>PT53S</meta:editing-duration>
    <meta:editing-cycles>1</meta:editing-cycles>
    <meta:generator>LibreOffice/5.1.4.2$Linux_X86_64 LibreOffice_project/10m0$Build-2</meta:generator>
    <meta:document-statistic meta:object-count="25"/>
  </office:meta>
</office:document-meta>
</file>